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7254" officeooo:paragraph-rsid="001c7254"/>
    </style:style>
    <style:style style:name="P2" style:family="paragraph" style:parent-style-name="Standard">
      <style:text-properties officeooo:paragraph-rsid="001c7254"/>
    </style:style>
    <style:style style:name="P3" style:family="paragraph" style:parent-style-name="Standard" style:list-style-name="L2">
      <style:text-properties officeooo:paragraph-rsid="001c7254"/>
    </style:style>
    <style:style style:name="P4" style:family="paragraph" style:parent-style-name="List_20_Paragraph">
      <style:text-properties officeooo:rsid="001c7254" officeooo:paragraph-rsid="001c7254"/>
    </style:style>
    <style:style style:name="P5" style:family="paragraph" style:parent-style-name="List_20_Paragraph">
      <style:text-properties officeooo:rsid="001c7254" officeooo:paragraph-rsid="001d50a4"/>
    </style:style>
    <style:style style:name="P6" style:family="paragraph" style:parent-style-name="List_20_Paragraph" style:list-style-name="WWNum1">
      <style:text-properties officeooo:paragraph-rsid="001c7254"/>
    </style:style>
    <style:style style:name="P7" style:family="paragraph" style:parent-style-name="List_20_Paragraph">
      <style:text-properties officeooo:paragraph-rsid="001c7254"/>
    </style:style>
    <style:style style:name="P8" style:family="paragraph" style:parent-style-name="List_20_Paragraph">
      <style:text-properties officeooo:paragraph-rsid="001d0557"/>
    </style:style>
    <style:style style:name="P9" style:family="paragraph" style:parent-style-name="List_20_Paragraph">
      <style:text-properties officeooo:paragraph-rsid="001d50a4"/>
    </style:style>
    <style:style style:name="P10" style:family="paragraph" style:parent-style-name="List_20_Paragraph">
      <style:text-properties officeooo:rsid="001d50a4" officeooo:paragraph-rsid="001d50a4"/>
    </style:style>
    <style:style style:name="P11" style:family="paragraph" style:parent-style-name="List_20_Paragraph">
      <style:text-properties officeooo:rsid="001d50a4" officeooo:paragraph-rsid="001dd626"/>
    </style:style>
    <style:style style:name="P12" style:family="paragraph" style:parent-style-name="List_20_Paragraph">
      <style:text-properties officeooo:rsid="001dd626" officeooo:paragraph-rsid="001dd626"/>
    </style:style>
    <style:style style:name="P13" style:family="paragraph" style:parent-style-name="List_20_Paragraph" style:list-style-name="L2">
      <style:paragraph-properties fo:margin-left="0in" fo:margin-right="0in" fo:text-indent="0in" style:auto-text-indent="false"/>
      <style:text-properties officeooo:paragraph-rsid="001dd626"/>
    </style:style>
    <style:style style:name="P14" style:family="paragraph" style:parent-style-name="List_20_Paragraph">
      <style:paragraph-properties fo:margin-left="0in" fo:margin-right="0in" fo:text-indent="0in" style:auto-text-indent="false"/>
      <style:text-properties officeooo:rsid="001dd626" officeooo:paragraph-rsid="001dd626"/>
    </style:style>
    <style:style style:name="P15" style:family="paragraph" style:parent-style-name="List_20_Paragraph">
      <style:paragraph-properties fo:margin-left="0in" fo:margin-right="0in" fo:text-indent="0in" style:auto-text-indent="false"/>
      <style:text-properties officeooo:rsid="002188af" officeooo:paragraph-rsid="002188af"/>
    </style:style>
    <style:style style:name="T1" style:family="text">
      <style:text-properties officeooo:rsid="001c7254"/>
    </style:style>
    <style:style style:name="T2" style:family="text">
      <style:text-properties officeooo:rsid="001d50a4"/>
    </style:style>
    <style:style style:name="T3" style:family="text">
      <style:text-properties officeooo:rsid="001dd626"/>
    </style:style>
    <style:style style:name="T4" style:family="text">
      <style:text-properties officeooo:rsid="001f9a98"/>
    </style:style>
    <style:style style:name="T5" style:family="text">
      <style:text-properties officeooo:rsid="001ff4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862in" fo:text-indent="-0.25in" fo:margin-left="1.286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362in" fo:text-indent="-0.25in" fo:margin-left="1.536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862in" fo:text-indent="-0.25in" fo:margin-left="1.786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362in" fo:text-indent="-0.25in" fo:margin-left="2.036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862in" fo:text-indent="-0.25in" fo:margin-left="2.286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362in" fo:text-indent="-0.25in" fo:margin-left="2.536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862in" fo:text-indent="-0.25in" fo:margin-left="2.786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362in" fo:text-indent="-0.25in" fo:margin-left="3.036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862in" fo:text-indent="-0.25in" fo:margin-left="3.286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Implement Naïve Bay’s classifier and use the data set have been used in task 1 for test your implementation ?</text:p>
      <text:p text:style-name="P1"/>
      <text:p text:style-name="P1">I attempted this question on 4 steps :</text:p>
      <text:p text:style-name="P2"><text:span text:style-name="T1">first :</text:span></text:p>
      <text:list xml:id="list4630883929462082552" text:style-name="L2">
        <text:list-item>
          <text:p text:style-name="P3"><text:span text:style-name="T1">due to the fact that some variance variables are very small resulting in NaNs in evaluating the exponential of the Gaussian distribution ,I tried to replace these small values with eps (where eps is a relatively small number which doesn't cause NaNs) ,but the algorithm turned out to be very sensitive to changing that value</text:span></text:p>
        </text:list-item>
        <text:list-item>
          <text:p text:style-name="P3"><text:span text:style-name="T1">then I thought maybe the problem is the scale of the input itself ... so I rescaled the input .. my multiplying each attribute by 10 and setting eps to 5 the algorithm became stable </text:span></text:p>
        </text:list-item>
        <text:list-item>
          <text:p text:style-name="P3"><text:span text:style-name="T1"><text:s/>the maximum accuracy my implementation achieved was 58% ... while the accuracy of the NN is ~71% ... that huge difference made me wonder if there was a problem with my implementation ... so I compared my my implementation's performance to that of python's famous sklearn's implementation (GaussianNB) -code included - ... the results are quite close with sklearn's peak being ~63% (only 5% more than my implementation)</text:span></text:p>
        </text:list-item>
        <text:list-item>
          <text:p text:style-name="P3"><text:span text:style-name="T1">fourth and last step … the main problem with my implementation was its low numerical stability (it couldn't handle very small values and very large values) ,I traced the code and found that the problem was the part where I evaluate the Gaussian exponential (in that part I might get values like 0/0 or inf/inf ) , mathematically the way to handle this situation is to take the limit ,luckily however python has a built in function (norm.cdf) which evaluates the exponential and takes the limit when needed … the impact of this simple change was amazing and I shall explain how so on each task </text:span></text:p>
        </text:list-item>
      </text:list>
      <text:p text:style-name="P1"/>
      <text:p text:style-name="P1">Q2) Compare the Naïve Bay’s classifier results with back-propagation classification.</text:p>
      <text:p text:style-name="P1"/>
      <text:list xml:id="list7282000310993369038" text:style-name="WWNum1">
        <text:list-item>
          <text:p text:style-name="P6">Running time for each classifier </text:p>
        </text:list-item>
      </text:list>
      <text:p text:style-name="P8"><text:tab/><text:span text:style-name="T1">running time NB: 0.00154304504395 seconds</text:span></text:p>
      <text:p text:style-name="P4"><text:tab/>running time Backprop : 43.5755839348 seconds</text:p>
      <text:p text:style-name="P7"/>
      <text:list xml:id="list125450232717768" text:continue-numbering="true" text:style-name="WWNum1">
        <text:list-item>
          <text:p text:style-name="P6">Classification rate for each model including (TP= true positive, TN=true negative, FP=false positive, FN=false negative)</text:p>
        </text:list-item>
      </text:list>
      <text:p text:style-name="P7"/>
      <text:p text:style-name="P11">the accuracy of NN with Back propagation : <text:span text:style-name="T3">70.77%</text:span></text:p>
      <text:p text:style-name="P11">the accuracy of NB : <text:span text:style-name="T3">63.08%</text:span></text:p>
      <text:p text:style-name="P12">note : before I modified the NB implementation the accuracy was ~56.92% and it was unstable (jumping from 50% to 12% to 26% to 40% and so on) and some classes were never predicted … after I modified the implementation it became stable (converged in the range 48% - 65%) and a lot of times it produced the same accuracy as of that of python built-in NB and some times even beat it (in the particular run where my implementation produced 63.08% .. python's NB produced 61.54%) … of course the fluctuations are due to the random shuffling of data I perform in the beginning </text:p>
      <text:p text:style-name="P7"/>
      <text:p text:style-name="P10"/>
      <text:p text:style-name="P10"/>
      <text:p text:style-name="P10"/>
      <text:p text:style-name="P10"/>
      <text:p text:style-name="P10"/>
      <text:p text:style-name="P10"/>
      <text:p text:style-name="P10"><text:soft-page-break/>below are the values of true negative ,fa<text:span text:style-name="T3">ls</text:span>e positive , false negative ,true positive <text:span text:style-name="T3">respectively</text:span> for each class</text:p>
      <text:p text:style-name="P9"><text:span text:style-name="T2">[44.61538461538462, 20.0, 7.6923076923076925, 27.692307692307693]</text:span></text:p>
      <text:p text:style-name="P10">[69.23076923076924, 4.615384615384616, 18.461538461538463, 7.6923076923076925]</text:p>
      <text:p text:style-name="P10">[78.46153846153847, 12.307692307692308, 6.153846153846154, 3.076923076923077]</text:p>
      <text:p text:style-name="P10">[100.0, 0.0, 0.0, 0.0]</text:p>
      <text:p text:style-name="P10">[93.84615384615385, 0.0, 4.615384615384616, 1.5384615384615385]</text:p>
      <text:p text:style-name="P10">[92.3076923076923, 0.0, 0.0, 7.6923076923076925]</text:p>
      <text:p text:style-name="P10">[84.61538461538461, 0.0, 0.0, 15.384615384615385]</text:p>
      <text:p text:style-name="P7"/>
      <text:list xml:id="list125450222257724" text:continue-numbering="true" text:style-name="WWNum1">
        <text:list-item>
          <text:p text:style-name="P6"><text:span text:style-name="_5f_5yl5">Test sample classification results</text:span></text:p>
        </text:list-item>
      </text:list>
      <text:p text:style-name="P5"><text:tab/><text:span text:style-name="T2">can be found in predictions_task_2.csv</text:span></text:p>
      <text:p text:style-name="P5"/>
      <text:list xml:id="list125448428712955" text:continue-list="list4630883929462082552" text:style-name="L2">
        <text:list-header>
          <text:p text:style-name="P13"/>
          <text:p text:style-name="P13">Q3) Naïve Bay’s classifier can be used for image segmentation task.</text:p>
        </text:list-header>
      </text:list>
      <text:p text:style-name="P14"/>
      <text:p text:style-name="P14">to extract the pixel values of image I wrote a script (pixel_extraction.py) which displays the image and reads the pixel values at positions where the mouse cursor hit ,created a data of 73 instances and save<text:span text:style-name="T4">d</text:span> it in data.csv</text:p>
      <text:p text:style-name="P14"></text:p>
      <text:p text:style-name="P14">after that the job was straightforward and a lot of the code was reused from Q2 </text:p>
      <text:p text:style-name="P14">first I rescaled the input to be in range [0,1] and ran the classifier <text:span text:style-name="T5">the predictions were</text:span> saved data in saved_data.csv</text:p>
      <text:p text:style-name="P14"></text:p>
      <text:p text:style-name="P14"></text:p>
      <text:p text:style-name="P14">running time : 0.00058 seconds</text:p>
      <text:p text:style-name="P14">accuracy : <text:s/>82.14%</text:p>
      <text:p text:style-name="P15">note : in this instance my NB implementation and python's NB always produced exactly the same accuracy </text:p>
      <text:p text:style-name="P14"/>
      <text:p text:style-name="P14">3 sample pixels predicted as apples :</text:p>
      <text:p text:style-name="P14">[118, 24, 25]</text:p>
      <text:p text:style-name="P14">[108, 2, 4]</text:p>
      <text:p text:style-name="P14">[123, 27, 31]</text:p>
      <text:p text:style-name="P14"></text:p>
      <text:p text:style-name="P14">3 sample pixels predicted as leaf:</text:p>
      <text:p text:style-name="P14">[143, 166, 36]</text:p>
      <text:p text:style-name="P14">[171, 189, 81]</text:p>
      <text:p text:style-name="P14">[136, 160, 20]</text:p>
      <text:p text:style-name="P14"></text:p>
      <text:p text:style-name="P14">3 sample <text:s/>pixels predicted as background:</text:p>
      <text:p text:style-name="P14">[219, 126, 134]</text:p>
      <text:p text:style-name="P14">[192, 205, 117]</text:p>
      <text:p text:style-name="P14">[255, 255, 2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umbering_20_Symbols" style:display-name="Numbering Symbols" style:family="text"/>
    <style:style style:name="Default_20_Paragraph_20_Font" style:display-name="Default Paragraph Font" style:family="text"/>
    <style:style style:name="_5f_5yl5" style:display-name="_5yl5"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2:16:06.398403031</meta:creation-date>
    <dc:date>2016-04-15T12:54:48.251680550</dc:date>
    <meta:editing-duration>PT22M59S</meta:editing-duration>
    <meta:editing-cycles>6</meta:editing-cycles>
    <meta:generator>LibreOffice/4.2.8.2$Linux_X86_64 LibreOffice_project/420m0$Build-2</meta:generator>
    <meta:document-statistic meta:table-count="0" meta:image-count="0" meta:object-count="0" meta:page-count="2" meta:paragraph-count="49" meta:word-count="676" meta:character-count="4162" meta:non-whitespace-character-count="3491"/>
  </office:meta>
</office:document-meta>
</file>